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10000013864351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e1" style:family="table">
      <style:table-properties style:width="6.8924in" fo:margin-left="-0.0979in" table:align="left" style:writing-mode="lr-tb"/>
    </style:style>
    <style:style style:name="Table1.A" style:family="table-column">
      <style:table-column-properties style:column-width="1.1549in"/>
    </style:style>
    <style:style style:name="Table1.B" style:family="table-column">
      <style:table-column-properties style:column-width="1.0861in"/>
    </style:style>
    <style:style style:name="Table1.C" style:family="table-column">
      <style:table-column-properties style:column-width="2.0674in"/>
    </style:style>
    <style:style style:name="Table1.D" style:family="table-column">
      <style:table-column-properties style:column-width="2.58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le1.D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1.2" style:family="table-row">
      <style:table-row-properties style:min-row-height="0.2389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" style:family="table">
      <style:table-properties style:width="7.0146in" fo:margin-left="-0.0979in" table:align="left" style:writing-mode="lr-tb"/>
    </style:style>
    <style:style style:name="Table2.A" style:family="table-column">
      <style:table-column-properties style:column-width="1.9458in"/>
    </style:style>
    <style:style style:name="Table2.B" style:family="table-column">
      <style:table-column-properties style:column-width="1.575in"/>
    </style:style>
    <style:style style:name="Table2.D" style:family="table-column">
      <style:table-column-properties style:column-width="1.9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80" fo:padding-left="0.075in" fo:padding-right="0.075in" fo:padding-top="0in" fo:padding-bottom="0in" fo:border="0.5pt solid #00008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="0.5pt solid #000080" style:writing-mode="lr-tb"/>
    </style:style>
    <style:style style:name="P1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P3" style:family="paragraph" style:parent-style-name="Descrição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margin-right="0in" fo:text-align="justify" style:justify-single-word="false" fo:text-indent="0.3937in" style:auto-text-indent="false"/>
      <style:text-properties style:font-name="arial" fo:font-style="normal" officeooo:rsid="000d134d" officeooo:paragraph-rsid="000d134d" style:font-style-asian="normal" style:font-style-complex="normal"/>
    </style:style>
    <style:style style:name="P6" style:family="paragraph" style:parent-style-name="heading_20_1_20_w_2f__20_lines">
      <style:paragraph-properties fo:margin-top="0.0835in" fo:margin-bottom="0in" style:contextual-spacing="false" style:line-height-at-least="0.1665in" fo:keep-with-next="auto">
        <style:tab-stops/>
      </style:paragraph-properties>
      <style:text-properties style:font-name="arial" fo:font-style="normal" style:font-style-asian="normal" style:font-style-complex="normal"/>
    </style:style>
    <style:style style:name="P7" style:family="paragraph" style:parent-style-name="Standard">
      <style:text-properties style:font-name="arial" fo:font-style="normal" style:font-style-asian="normal" style:font-name-complex="Calibri" style:font-style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tyle="normal" style:font-style-asian="normal" style:font-name-complex="Ari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P11" style:family="paragraph" style:parent-style-name="Standard">
      <style:text-properties style:font-name="arial" fo:font-style="normal" fo:font-weight="bold" style:font-style-asian="normal" style:font-weight-asian="bold" style:font-name-complex="Calibri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style:font-size-asian="11pt" style:font-style-asian="normal" style:font-name-complex="Calibri" style:font-size-complex="11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style="normal" style:font-size-asian="11pt" style:font-style-asian="normal" style:font-name-complex="Calibri" style:font-size-complex="11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Calibri" style:font-size-complex="11pt" style:font-style-complex="normal"/>
    </style:style>
    <style:style style:name="P15" style:family="paragraph" style:parent-style-name="Standard">
      <style:paragraph-properties fo:text-align="center" style:justify-single-word="false"/>
      <style:text-properties fo:color="#ffffff" loext:opacity="100%" style:font-name="Arial" fo:language="none" fo:country="none" fo:font-weight="bold" style:language-asian="none" style:country-asian="none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ffff" loext:opacity="100%"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fffff" loext:opacity="100%"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P18" style:family="paragraph" style:parent-style-name="Standard">
      <style:paragraph-properties fo:margin-left="0.9846in" fo:margin-right="0in" fo:text-align="justify" style:justify-single-word="false" fo:text-indent="-0.3937in" style:auto-text-indent="false"/>
      <style:text-properties officeooo:paragraph-rsid="000f719c"/>
    </style:style>
    <style:style style:name="P19" style:family="paragraph" style:parent-style-name="Standard">
      <style:paragraph-properties style:snap-to-layout-grid="false"/>
      <style:text-properties fo:color="#000000" loext:opacity="100%" style:font-name="Arial" fo:language="none" fo:country="none" fo:font-weight="bold" officeooo:rsid="0010a368" officeooo:paragraph-rsid="0010a368" style:language-asian="none" style:country-asian="none" style:font-weight-asian="bold" style:font-name-complex="Arial" style:font-weight-complex="bold"/>
    </style:style>
    <style:style style:name="P20" style:family="paragraph" style:parent-style-name="Header">
      <style:paragraph-properties fo:text-align="center" style:justify-single-word="false"/>
      <style:text-properties style:font-name="Arial" fo:language="pt" fo:country="BR" fo:font-weight="bold" officeooo:rsid="000befd3" officeooo:paragraph-rsid="000befd3" fo:background-color="#c0c0c0" style:language-asian="pt" style:country-asian="BR" style:font-weight-asian="bold" style:font-name-complex="Arial"/>
    </style:style>
    <style:style style:name="P21" style:family="paragraph" style:parent-style-name="Heading_20_2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22" style:family="paragraph" style:parent-style-name="Heading_20_2">
      <style:paragraph-properties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3" style:family="paragraph" style:parent-style-name="Heading_20_3">
      <style:paragraph-properties fo:margin-left="0.7874in" fo:margin-right="0in" fo:text-align="justify" style:justify-single-word="false" fo:text-indent="-0.3937in" style:auto-text-indent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4" style:family="paragraph" style:parent-style-name="Heading_20_3">
      <style:paragraph-properties fo:margin-left="0.7874in" fo:margin-right="0in" fo:text-align="justify" style:justify-single-word="false" fo:text-indent="-0.3937in" style:auto-text-indent="false"/>
      <style:text-properties style:use-window-font-color="true" loext:opacity="0%" style:font-name="arial" fo:font-size="12pt" fo:language="pt" fo:country="BR" fo:font-style="normal" fo:font-weight="bold" style:font-name-asian="Times New Roman" style:font-size-asian="12pt" style:language-asian="zh" style:country-asian="CN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style="normal" officeooo:rsid="000befd3" officeooo:paragraph-rsid="000befd3" style:font-size-asian="12pt" style:font-style-asian="normal" style:font-name-complex="Calibri" style:font-size-complex="12pt" style:font-style-complex="normal"/>
    </style:style>
    <style:style style:name="P26" style:family="paragraph" style:parent-style-name="Standard">
      <style:paragraph-properties fo:margin-left="0.9846in" fo:text-align="justify" style:justify-single-word="false" fo:text-indent="0in" style:auto-text-indent="false"/>
      <style:text-properties style:font-name="arial" fo:font-size="12pt" fo:font-style="normal" officeooo:rsid="000d134d" officeooo:paragraph-rsid="000f719c" style:font-size-asian="12pt" style:font-style-asian="normal" style:font-size-complex="12pt" style:font-style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officeooo:rsid="000d134d" officeooo:paragraph-rsid="000f719c" style:font-size-asian="12pt" style:font-style-asian="normal" style:font-size-complex="12pt" style:font-style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arial" fo:font-size="12pt" fo:font-style="normal" officeooo:rsid="000f719c" officeooo:paragraph-rsid="000f719c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right="0in" fo:text-align="justify" style:justify-single-word="false" fo:text-indent="0.3937in" style:auto-text-indent="false"/>
      <style:text-properties style:font-name="arial" fo:font-size="11pt" fo:font-style="normal" officeooo:rsid="000d134d" officeooo:paragraph-rsid="000d134d" style:font-size-asian="11pt" style:font-style-asian="normal" style:font-name-complex="Calibri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normal" officeooo:rsid="000f719c" style:font-size-asian="11pt" style:font-style-asian="normal" style:font-name-complex="Calibri" style:font-size-complex="11pt" style:font-style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arial" fo:font-size="11pt" fo:font-style="normal" officeooo:rsid="000f719c" officeooo:paragraph-rsid="000f719c" style:font-size-asian="11pt" style:font-style-asian="normal" style:font-name-complex="Calibri" style:font-size-complex="11pt" style:font-style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arial" fo:font-size="11pt" fo:font-style="normal" officeooo:rsid="000db220" officeooo:paragraph-rsid="000db220" style:font-size-asian="11pt" style:font-style-asian="normal" style:font-name-complex="Calibri" style:font-size-complex="11pt" style:font-style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0f719c"/>
    </style:style>
    <style:style style:name="T1" style:family="text">
      <style:text-properties style:language-asian="pt" style:country-asian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color="#ffffff" loext:opacity="100%" style:font-name="Arial" fo:font-weight="bold" style:font-weight-asian="bold" style:font-name-complex="Arial" style:font-weight-complex="bold"/>
    </style:style>
    <style:style style:name="T4" style:family="text">
      <style:text-properties fo:font-weight="bold" style:font-weight-asian="bold" style:font-name-complex="Arial" style:font-weight-complex="bold"/>
    </style:style>
    <style:style style:name="T5" style:family="text">
      <style:text-properties style:font-name-complex="Ari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f719c" style:font-size-asian="12pt" style:font-size-complex="12pt"/>
    </style:style>
    <style:style style:name="T8" style:family="text">
      <style:text-properties fo:font-size="11pt" style:font-size-asian="11pt" style:font-name-complex="Calibri" style:font-size-complex="11pt"/>
    </style:style>
    <style:style style:name="T9" style:family="text">
      <style:text-properties fo:font-size="11pt" officeooo:rsid="000db220" style:font-size-asian="11pt" style:font-name-complex="Calibri" style:font-size-complex="11pt"/>
    </style:style>
    <style:style style:name="T10" style:family="text">
      <style:text-properties fo:font-size="11pt" officeooo:rsid="000f719c" style:font-size-asian="11pt" style:font-name-complex="Calibri" style:font-size-complex="11pt"/>
    </style:style>
    <style:style style:name="T11" style:family="text">
      <style:text-properties style:font-name-complex="Calibri"/>
    </style:style>
    <style:style style:name="T12" style:family="text">
      <style:text-properties style:font-name="arial" fo:font-size="12pt" fo:font-style="normal" officeooo:rsid="000d134d" style:font-size-asian="12pt" style:font-style-asian="normal" style:font-size-complex="12pt" style:font-style-complex="normal"/>
    </style:style>
    <style:style style:name="T13" style:family="text">
      <style:text-properties style:font-name="arial" fo:font-size="12pt" fo:font-style="normal" officeooo:rsid="000f719c" style:font-size-asian="12pt" style:font-style-asian="normal" style:font-size-complex="12pt" style:font-style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Versão<text:span text:style-name="T3"/></text:p>
          </table:table-cell>
          <table:table-cell table:style-name="Table1.A1" office:value-type="string">
            <text:p text:style-name="P16">Data<text:span text:style-name="T3"/></text:p>
          </table:table-cell>
          <table:table-cell table:style-name="Table1.A1" office:value-type="string">
            <text:p text:style-name="P16">Autor<text:span text:style-name="T3"/></text:p>
          </table:table-cell>
          <table:table-cell table:style-name="Table1.D1" office:value-type="string">
            <text:p text:style-name="P16">Notas de Revisão</text:p>
          </table:table-cell>
        </table:table-row>
        <table:table-row table:style-name="Table1.2">
          <table:table-cell table:style-name="Table1.A2" office:value-type="string">
            <text:p text:style-name="P19">0.1</text:p>
          </table:table-cell>
          <table:table-cell table:style-name="Table1.B2" office:value-type="string">
            <text:p text:style-name="P19">20/03/2025</text:p>
          </table:table-cell>
          <table:table-cell table:style-name="Table1.C2" office:value-type="string">
            <text:p text:style-name="P19">Ronaldo Roig</text:p>
          </table:table-cell>
          <table:table-cell table:style-name="Table1.D2" office:value-type="string">
            <text:p text:style-name="P19">Status inicial do projeto</text:p>
          </table:table-cell>
        </table:table-row>
      </table:table>
      <text:list text:style-name="WW8Num3">
        <text:list-item>
          <text:h text:style-name="P21" text:outline-level="2"><text:span text:style-name="T6">Situação atual e justificativa do projeto</text:span> </text:h>
        </text:list-item>
      </text:list>
      <text:p text:style-name="P25"><text:tab/>Atualmente a empresa maneja o empréstimo e registro de <text:s/>EPIs de forma pouco automatizada, utilizando diferentes softwares para registro do processo que não possuem relação direta, causando retrabalho e duplicação de informações. A implementação de uma <text:s/>API servirá <text:s/>para criar uma interface única de registro e empréstimo de EPIs e também para se comunicar de forma automatizada com o ERP já implementado na empresa.</text:p>
      <text:list text:continue-numbering="true" text:style-name="WW8Num3">
        <text:list-item>
          <text:h text:style-name="P22" text:outline-level="2">Critérios de sucesso do projeto</text:h>
        </text:list-item>
      </text:list>
      <text:p text:style-name="P4"><text:span text:style-name="T6"><text:tab/></text:span><text:span text:style-name="T7">O sucesso de qualquer API é medido em eficiência e rapidez de implementação, portanto, o projeto visa aumentar a produtividade do setor de almoxarifado reduzindo a carga de trabalho manual de uma das suas funções <text:s/>como também a segurança de registro em um processo automatizado e contínuo, reduzindo as chances do erro humano.</text:span></text:p>
      <text:p text:style-name="P14"/>
      <text:list xml:id="list205609903624548" text:continue-numbering="true" text:style-name="WW8Num3">
        <text:list-item>
          <text:h text:style-name="P22" text:outline-level="2">Descrição do projeto</text:h>
        </text:list-item>
      </text:list>
      <text:list xml:id="list438173132" text:style-name="WW8Num2">
        <text:list-item>
          <text:h text:style-name="P23" text:outline-level="3">Produto do projeto</text:h>
        </text:list-item>
      </text:list>
      <text:p text:style-name="P26"><text:tab/>O projeto necessita atender a dois requisitos para garantia de sucesso: <text:s/>Automatizar o processo de empréstimo de EPIs e integrar as informações com o ERP da empresa.</text:p>
      <text:p text:style-name="P26"><text:tab/>A automação do processo de empréstimo necessitará abrangê-lo totalmente, desde a checagem de estoque dos EPIs no almox. até a geração da ficha de EPIs do funcionário e coleta de assinatura.</text:p>
      <text:p text:style-name="P26"><text:tab/>A <text:s/>integração com o ERP necessitará ler e escrever dados no banco de dados do software, para evitar o retrabalho de alimentar a API de forma manual como também escrever manualmente os resultados da API no ERP.</text:p>
      <text:p text:style-name="P18"><text:span text:style-name="T12"><text:tab/><text:tab/></text:span><text:span text:style-name="T13">O </text:span><text:span text:style-name="T12">Software </text:span><text:span text:style-name="T13">implementará os seguintes módulos:</text:span></text:p>
      <text:list text:style-name="L1">
        <text:list-item>
          <text:p text:style-name="P33"><text:span text:style-name="T13">I</text:span><text:span text:style-name="T12">nterface de usuário e código back-end integrado ao banco de dados do ERP. </text:span></text:p>
        </text:list-item>
        <text:list-item>
          <text:p text:style-name="P27">Módulo com interface de consulta de consulta de estoque de EPIs </text:p>
        </text:list-item>
        <text:list-item>
          <text:p text:style-name="P33"><text:span text:style-name="T13">M</text:span><text:span text:style-name="T12">ódulo com interface para registro de empréstimo de EPIs </text:span></text:p>
        </text:list-item>
        <text:list-item>
          <text:p text:style-name="P33"><text:span text:style-name="T13">M</text:span><text:span text:style-name="T12">ódulo com interface para levantamento de EPIs emprestados por funcionário</text:span></text:p>
        </text:list-item>
        <text:list-item>
          <text:p text:style-name="P33"><text:span text:style-name="T13">M</text:span><text:span text:style-name="T12">ódulo para coleta de assinatura do funcionário assegurando ciência com os EPIs emprestados.</text:span></text:p>
          <text:p text:style-name="P33"><text:span text:style-name="T12"/></text:p>
        </text:list-item>
      </text:list>
      <text:list text:continue-list="list438173132" text:style-name="WW8Num2">
        <text:list-item>
          <text:h text:style-name="P23" text:outline-level="3">Cronograma básico do projeto</text:h>
        </text:list-item>
      </text:list>
      <text:p text:style-name="P29"><text:tab/><text:tab/>6 Meses. Sendo 4 de elaboração e debug da API e 2 para implementação com o usuário (Almoxarifado da empresa).</text:p>
      <text:p text:style-name="P5"><text:span text:style-name="T8"/></text:p>
      <text:list text:continue-numbering="true" text:style-name="WW8Num2">
        <text:list-item>
          <text:h text:style-name="P24" text:outline-level="3">Orçamento do Projeto</text:h>
        </text:list-item>
      </text:list>
      <text:p text:style-name="P4"><text:span text:style-name="T11"><text:tab/></text:span><text:span text:style-name="T9">R$ 50.000,00. </text:span><text:span text:style-name="T10">Divididos em 3 partes.</text:span></text:p>
      <text:p text:style-name="P30"><text:tab/>R$ 18.000,00. Para os 2 primeiros meses voltados a escrita do código do software.</text:p>
      <text:p text:style-name="P30"><text:tab/>R$ 18.000,00 <text:s/>Para os próximos 2 meses voltados para o debugging e testes de integração com o ERP.</text:p>
      <text:p text:style-name="P4"><text:soft-page-break/><text:span text:style-name="T10"><text:tab/>R$ 14.000,00 Para os últimos 2 meses voltados para custos de deslocamento e estadia da equipe responsável pela implementação do sistema junto ao almoxarifado e a gerenciadora do ERP.</text:span></text:p>
      <text:list xml:id="list205610304576971" text:continue-list="list205609903624548" text:style-name="WW8Num3">
        <text:list-item>
          <text:h text:style-name="P22" text:outline-level="2">Principais requisitos do produto/serviço<text:tab/></text:h>
        </text:list-item>
      </text:list>
      <text:list text:style-name="L2">
        <text:list-item>
          <text:p text:style-name="P32">Aplicação full stack implementando interface de usuário, integração com impressoras, integração com banco de dados do ERP da empresa.</text:p>
        </text:list-item>
      </text:list>
      <text:list xml:id="list205610951207640" text:continue-list="list205610304576971" text:style-name="WW8Num3">
        <text:list-item>
          <text:h text:style-name="P22" text:outline-level="2">Restrições</text:h>
        </text:list-item>
      </text:list>
      <text:list text:style-name="L3">
        <text:list-item>
          <text:p text:style-name="P31">Aceitabilidade dos funcionários do almoxarifado a implementação de um novo sistema, com nova interface de usuário.</text:p>
        </text:list-item>
        <text:list-item>
          <text:p text:style-name="P31">Aceitabilidade da gerenciadora do ERP a inclusão de micro serviços acoplados ao seu software.</text:p>
        </text:list-item>
      </text:list>
      <text:list text:continue-list="list205610951207640" text:style-name="WW8Num3">
        <text:list-item>
          <text:h text:style-name="P22" text:outline-level="2">Premissas</text:h>
        </text:list-item>
      </text:list>
      <text:list text:style-name="L4">
        <text:list-item>
          <text:p text:style-name="P28">Aceitação plena do setor de almoxarifado a nova interface de usuário .</text:p>
        </text:list-item>
        <text:list-item>
          <text:p text:style-name="P28">Integração pacífica com o ERP já existente.</text:p>
        </text:list-item>
      </text:list>
      <text:p text:style-name="P13"/>
      <text:p text:style-name="P13"/>
      <text:p text:style-name="P1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table:number-columns-spanned="4" office:value-type="string">
            <text:p text:style-name="P17">APROVAÇÕES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9">Função<text:span text:style-name="T4"/></text:p>
          </table:table-cell>
          <table:table-cell table:style-name="Table2.B2" office:value-type="string">
            <text:p text:style-name="P9">Nome<text:span text:style-name="T4"/></text:p>
          </table:table-cell>
          <table:table-cell table:style-name="Table2.C2" office:value-type="string">
            <text:p text:style-name="P9">Assinatura<text:span text:style-name="T4"/></text:p>
          </table:table-cell>
          <table:table-cell table:style-name="Table2.D2" office:value-type="string">
            <text:p text:style-name="P9">Data</text:p>
          </table:table-cell>
        </table:table-row>
        <table:table-row table:style-name="Table2.1">
          <table:table-cell table:style-name="Table2.A3" office:value-type="string">
            <text:p text:style-name="P7">Patrocinador do Projeto<text:span text:style-name="T5"/></text:p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D3" office:value-type="string">
            <text:p text:style-name="P10"/>
          </table:table-cell>
        </table:table-row>
        <table:table-row table:style-name="Table2.1">
          <table:table-cell table:style-name="Table2.A4" office:value-type="string">
            <text:p text:style-name="P11">Gerente do Projeto<text:span text:style-name="T4"/></text:p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/>
          </table:table-cell>
          <table:table-cell table:style-name="Table2.D4" office:value-type="string">
            <text:p text:style-name="P1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Black" fo:font-family="'Arial Black'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top="0in" fo:margin-bottom="0.0417in" style:contextual-spacing="false" fo:keep-with-next="always"/>
      <style:text-properties style:font-name="Arial" fo:font-family="Arial" style:font-family-generic="swiss" style:font-pitch="variable" fo:font-size="13pt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ing_20_1_20_w_2f__20_lines" style:display-name="heading 1 w/ lines" style:family="paragraph" style:parent-style-name="Heading_20_1" style:default-outline-level="" style:list-style-name="">
      <style:paragraph-properties style:text-autospace="none" style:punctuation-wrap="simple" style:vertical-align="baseline">
        <style:tab-stops>
          <style:tab-stop style:position="6.4402in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har_20_Char_20_Char_20_Char_20_Char_20_Char_20_Char_20_Char_20_Char_20_Char" style:display-name="Char Char Char Char Char Char Char Char Char Char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Descrição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fo:language="en" fo:country="US" style:font-name-asian="Times" style:font-family-asian="Times, 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Fonte_20_parág._20_padrão" style:display-name="Fonte parág. padrão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Símbolos_20_de_20_numeração" style:display-name="Símbolos de numeraç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 - " style:num-suffix=" - " style:num-format="I">
        <style:list-level-properties text:list-level-position-and-space-mode="label-alignment">
          <style:list-level-label-alignment text:label-followed-by="listtab" text:list-tab-stop-position="0.1972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7.2597in" table:align="center" style:writing-mode="lr-tb"/>
    </style:style>
    <style:style style:name="Table3.A" style:family="table-column">
      <style:table-column-properties style:column-width="1.3583in"/>
    </style:style>
    <style:style style:name="Table3.B" style:family="table-column">
      <style:table-column-properties style:column-width="4.5083in"/>
    </style:style>
    <style:style style:name="Table3.C" style:family="table-column">
      <style:table-column-properties style:column-width="1.3931in"/>
    </style:style>
    <style:style style:name="Table3.1" style:family="table-row">
      <style:table-row-properties style:min-row-height="0.3938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fo:font-size="8pt" fo:language="pt" fo:country="BR" fo:font-weight="bold" style:font-size-asian="8pt" style:language-asian="none" style:country-asian="none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Arial" fo:language="pt" fo:country="BR" fo:font-weight="bold" style:language-asian="pt" style:country-asian="BR" style:font-weight-asian="bold" style:font-name-complex="Arial"/>
    </style:style>
    <style:style style:name="MP3" style:family="paragraph" style:parent-style-name="Descrição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Arial" fo:language="pt" fo:country="BR" fo:font-weight="bold" officeooo:rsid="000befd3" officeooo:paragraph-rsid="000befd3" fo:background-color="#c0c0c0" style:language-asian="pt" style:country-asian="BR" style:font-weight-asian="bold" style:font-name-complex="Arial"/>
    </style:style>
    <style:style style:name="MT1" style:family="text">
      <style:text-properties style:language-asian="pt" style:country-asian="BR"/>
    </style:style>
    <style:style style:name="MT2" style:family="text">
      <style:text-properties fo:language="pt" fo:country="BR" style:language-asian="pt" style:country-asian="BR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3752in" fo:margin-bottom="0.5in" fo:margin-left="0.7874in" fo:margin-right="0.7874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83in" fo:margin-left="0in" fo:margin-right="0in" fo:margin-bottom="0.3693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table:number-rows-spanned="2" office:value-type="string">
              <text:p text:style-name="MP1"><draw:frame draw:style-name="Mfr1" draw:name="Image1" text:anchor-type="char" svg:x="0.0028in" svg:y="0.2327in" svg:width="1.2071in" svg:height="0.3492in" draw:z-index="0"><draw:image xlink:href="Pictures/100000010000043100000138643511FA.png" xlink:type="simple" xlink:show="embed" xlink:actuate="onLoad" draw:mime-type="image/png"/></draw:frame></text:p>
            </table:table-cell>
            <table:table-cell table:style-name="Table3.A1" office:value-type="string">
              <text:p text:style-name="MP2">Termo de Abertura do Projeto</text:p>
            </table:table-cell>
            <table:table-cell table:style-name="Table3.C1" table:number-rows-spanned="2" office:value-type="string">
              <text:p text:style-name="MP3"><text:span text:style-name="MT1">[ Logo</text:span><text:span text:style-name="MT2"> Cliente</text:span><text:span text:style-name="MT1"> ]</text:span></text:p>
            </table:table-cell>
          </table:table-row>
          <table:table-row table:style-name="Table3.1">
            <table:covered-table-cell table:style-name="Table3.A1"/>
            <table:table-cell table:style-name="Table3.A1" office:value-type="string">
              <text:p text:style-name="MP4">API para integração do controle de EPIs</text:p>
            </table:table-cell>
            <table:covered-table-cell table:style-name="Table3.C1"/>
          </table:table-row>
        </table:table>
        <text:p text:style-name="Standard"/>
      </style:header-first>
      <style:footer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JECT CHARTER</dc:title>
    <meta:initial-creator>Carlos Vinícius</meta:initial-creator>
    <meta:creation-date>2014-02-24T11:26:00</meta:creation-date>
    <dc:date>2025-04-10T20:56:09.591637313</dc:date>
    <meta:print-date>2003-02-06T17:45:00</meta:print-date>
    <meta:editing-cycles>13</meta:editing-cycles>
    <meta:editing-duration>PT36M4S</meta:editing-duration>
    <meta:generator>LibreOffice/24.2.7.2$Linux_X86_64 LibreOffice_project/420$Build-2</meta:generator>
    <meta:document-statistic meta:table-count="3" meta:image-count="1" meta:object-count="0" meta:page-count="2" meta:paragraph-count="49" meta:word-count="526" meta:character-count="3188" meta:non-whitespace-character-count="2699"/>
  </office:meta>
</office:document-meta>
</file>